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ErrorHandlerHttpStatusTests.hasErrorTrue( HttpStatus http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ErrorHandlerHttpStatusTests.args( HttpStatus httpStatus , Class &lt; ? extends Throwable &gt; 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ErrorHandlerHttpStatusTests.error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ResponseErrorHandlerHttpStatusTests.handleErrorException( HttpStatus httpStatus , Class &lt; ? extends Throwable &gt; expectedExcep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